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Condensed" svg:font-family="'DejaVu Serif Condensed'"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erif Condensed" fo:font-weight="bold" officeooo:rsid="00193da0" officeooo:paragraph-rsid="00193da0" style:font-weight-asian="bold" style:font-weight-complex="bold"/>
    </style:style>
    <style:style style:name="P2" style:family="paragraph" style:parent-style-name="Standard">
      <style:paragraph-properties fo:text-align="justify" style:justify-single-word="false"/>
      <style:text-properties style:font-name="DejaVu Serif Condensed" fo:font-weight="normal" officeooo:rsid="00193da0" officeooo:paragraph-rsid="00193da0"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USUARIO</text:p>
      <text:p text:style-name="P1"/>
      <text:p text:style-name="P1">SOLITARIO</text:p>
      <text:p text:style-name="P1"/>
      <text:p text:style-name="P1">Inicio:</text:p>
      <text:p text:style-name="P2">Al inicio del juego le preguntan si quiere continual a lo que debe indicar que el numero 1 que si, seguidamente en la parte superior aparecen 7 apartados dos de ellos son las cartas que estan barajeadas aleatoriamente por el mismos sistema, para ver una carta del primer apartado debe indicar con el numero 1.</text:p>
      <text:p text:style-name="P2"/>
      <text:p text:style-name="P1">Orden de cartas</text:p>
      <text:p text:style-name="P2">El juego consiste en prdenar las cartas en los cuatro espacios de arriba de modo que vayan en modo ascendente y del mismo tipo, para ello debe ir colocando desde el As jasta el rey K, si va a mover del macho a una de las cuatro casillas de cartas ordenadas ascendentes, asegurese que esten en orden precione 2 e indique con los numeros del 1 al 4 en que casilla debe moverse, es importante mencionar que si una casilla ya esta ocupada por un tipo de carta ya no se volvera a mover a otro tipo de carta, en otras palabras hay una casilla para cada tipo, asegurese de poner cada tipo en una de las casillas.</text:p>
      <text:p text:style-name="P2"/>
      <text:p text:style-name="P1">Movimientos de cartas</text:p>
      <text:p text:style-name="P2">Para hacer un movimiento en las 7 casillas de abajo:</text:p>
      <text:p text:style-name="P2"/>
      <text:p text:style-name="P2"><text:span text:style-name="T1">Si es del macho</text:span>: solo precione 2, seguidamente un numero entre el 5 y el 11 indicando a que casilla debe moverse, esta accion solo movera una carta a la la casilla, el orden en estas 7 casillas cambia ya que estan ordenadas decendentemente del K hacia As, en colores inversos, es decir, uno rojo seguido de uno negro seguido de uno rojo. Etc.</text:p>
      <text:p text:style-name="P2"/>
      <text:p text:style-name="P1">Si es de las casillas inferiores a las superiores: <text:span text:style-name="T2">para este movimiento debe presionar el numero 3 seguido de la casilla inferior a la que le quitara la carta, seguido del numero de la casilla superior a la que le agregara la carta, esta accion agregara una carta si cumple con el orden y tipo a la casilla superior elegida.</text:span></text:p>
      <text:p text:style-name="P1"><text:span text:style-name="T2"/></text:p>
      <text:p text:style-name="P1">Si es de las casillas superiores a las inferiores: <text:span text:style-name="T2">repetir el paso anterior indicando el numero de casilla superior e inferior, se repetira el mismos procedimiento, excepto el orden de las casillas inferiores.</text:span></text:p>
      <text:p text:style-name="P1"><text:span text:style-name="T2"/></text:p>
      <text:p text:style-name="P1">Si es de casillas inferiores entre si: <text:span text:style-name="T2">este paso es uno de los mas importantes; precionar 3 seguidamente del numero de casilla al que desea quitar, luego el numero de casilla a la que se le agregara, luego debe indicar la imagen acci de la carta desde donde se moveran o pasaran, es importante saber que si no cumple con el orden y color no se hara ningun movimiento, y que solo el rey K tiene permitido agregarse si la casilla esta vacia, despues del As ninguna carta se podra agregar, cuando quite una carta de una casilla automaticamente se le permitira ver la carta siguiente, y asi sucesivamente puede ir jugando con los colores y estandares del SOLITARIO.</text:span></text:p>
      <text:p text:style-name="P1"><text:span text:style-name="T2"/></text:p>
      <text:p text:style-name="P1"><text:span text:style-name="T2"/></text:p>
      <text:p text:style-name="P1">Nota: <text:span text:style-name="T2">Si ordena los cuatro tipos de cartas en las cuatro casillas superiores, esto implica que tanto como el macho como las 7 casillas de abajo queden vacias, cuando llegue a ese punto, ganara el jueg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Condensed" svg:font-family="'DejaVu Serif Condensed'"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22:13:43.637732633</meta:creation-date>
    <dc:date>2024-03-05T22:35:23.424226816</dc:date>
    <meta:editing-duration>PT21M40S</meta:editing-duration>
    <meta:editing-cycles>1</meta:editing-cycles>
    <meta:document-statistic meta:table-count="0" meta:image-count="0" meta:object-count="0" meta:page-count="1" meta:paragraph-count="13" meta:word-count="506" meta:character-count="2773" meta:non-whitespace-character-count="2280"/>
    <meta:generator>LibreOffice/7.6.5.2$Linux_X86_64 LibreOffice_project/60$Build-2</meta:generator>
  </office:meta>
</office:document-meta>
</file>